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pple-system" svg:font-family="apple-system, BlinkMacSystemFont, 'Segoe UI', Helvetica, Arial, sans-serif, 'Apple Color Emoji', 'Segoe UI Emoji', 'Segoe UI Symbol'"/>
    <style:font-face style:name="Arial3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Times New Roman" fo:font-size="20pt" style:font-size-asian="20pt" style:font-name-complex="Times New Roman1" style:font-size-complex="20pt"/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/>
    </style:style>
    <style:style style:name="P3" style:family="paragraph" style:parent-style-name="Standard" style:master-page-name="Standard">
      <style:paragraph-properties fo:margin-left="0.176cm" fo:margin-right="0cm" fo:margin-top="0.104cm" fo:margin-bottom="0cm" fo:text-align="start" style:justify-single-word="false" fo:text-indent="0cm" style:auto-text-indent="false" style:page-number="auto"/>
    </style:style>
    <style:style style:name="P4" style:family="paragraph" style:parent-style-name="Standard">
      <style:paragraph-properties fo:margin-left="0.176cm" fo:margin-right="0cm" fo:margin-top="0.078cm" fo:margin-bottom="0cm" fo:text-align="start" style:justify-single-word="false" fo:text-indent="0cm" style:auto-text-indent="false"/>
    </style:style>
    <style:style style:name="P5" style:family="paragraph" style:parent-style-name="Standard" style:master-page-name="Converted1">
      <style:paragraph-properties fo:margin-left="0.176cm" fo:margin-right="0cm" fo:margin-top="0.078cm" fo:margin-bottom="0cm" fo:text-align="start" style:justify-single-word="false" fo:text-indent="0cm" style:auto-text-indent="false" style:page-number="auto"/>
    </style:style>
    <style:style style:name="P6" style:family="paragraph" style:parent-style-name="Standard">
      <style:paragraph-properties fo:margin-left="0.176cm" fo:margin-right="0cm" fo:margin-top="0.055cm" fo:margin-bottom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.176cm" fo:margin-right="0cm" fo:margin-top="0.055cm" fo:margin-bottom="0cm" fo:text-align="start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176cm" fo:margin-right="0cm" fo:margin-top="0.055cm" fo:margin-bottom="0cm" fo:line-height="113%" fo:text-align="start" style:justify-single-word="false" fo:text-indent="0cm" style:auto-text-indent="false"/>
    </style:style>
    <style:style style:name="P9" style:family="paragraph" style:parent-style-name="Standard" style:master-page-name="Converted2">
      <style:paragraph-properties fo:margin-left="0.176cm" fo:margin-right="0cm" fo:margin-top="0.055cm" fo:margin-bottom="0cm" fo:text-align="start" style:justify-single-word="false" fo:text-indent="0cm" style:auto-text-indent="false" style:page-number="auto"/>
    </style:style>
    <style:style style:name="P10" style:family="paragraph" style:parent-style-name="Standard">
      <style:paragraph-properties fo:margin-top="0.004cm" fo:margin-bottom="0cm" fo:line-height="0.459cm" fo:text-align="start" style:justify-single-word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top="0.004cm" fo:margin-bottom="0cm" fo:line-height="0.423cm"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.811cm" fo:margin-right="0cm" fo:text-align="start" style:justify-single-word="false" fo:text-indent="0cm" style:auto-text-indent="false"/>
    </style:style>
    <style:style style:name="P13" style:family="paragraph" style:parent-style-name="Standard" style:list-style-name="L1">
      <style:paragraph-properties fo:margin-left="0.811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top="0.023cm" fo:margin-bottom="0cm" fo:line-height="0.423cm"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top="0.009cm" fo:margin-bottom="0cm" fo:line-height="0.423cm"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top="0.009cm" fo:margin-bottom="0cm" fo:line-height="0.423cm" fo:text-align="start" style:justify-single-word="false"/>
    </style:style>
    <style:style style:name="P17" style:family="paragraph" style:parent-style-name="Standard">
      <style:paragraph-properties fo:margin-top="0.016cm" fo:margin-bottom="0cm" fo:line-height="0.423cm"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.028cm" fo:margin-bottom="0cm" fo:line-height="0.423cm" fo:text-align="start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.019cm" fo:margin-bottom="0cm" fo:line-height="0.423cm" fo:text-align="start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1.446cm" fo:margin-right="2.193cm" fo:line-height="110%" fo:text-align="start" style:justify-single-word="false" fo:text-indent="-0.635cm" style:auto-text-indent="false"/>
    </style:style>
    <style:style style:name="P21" style:family="paragraph" style:parent-style-name="Standard">
      <style:paragraph-properties fo:margin-top="0.021cm" fo:margin-bottom="0cm" fo:line-height="0.353cm" fo:text-align="start" style:justify-single-wor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1.446cm" fo:margin-right="0.235cm" fo:line-height="110%" fo:text-align="start" style:justify-single-word="false" fo:text-indent="-0.635cm" style:auto-text-indent="false"/>
    </style:style>
    <style:style style:name="P23" style:family="paragraph" style:parent-style-name="Standard">
      <style:paragraph-properties fo:margin-top="0.034cm" fo:margin-bottom="0cm" fo:line-height="0.353cm"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.025cm" fo:margin-bottom="0cm" fo:line-height="0.423cm" fo:text-align="start" style:justify-single-word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1.446cm" fo:margin-right="1.335cm" fo:line-height="110%" fo:text-align="start" style:justify-single-word="false" fo:text-indent="-0.635cm" style:auto-text-indent="false"/>
    </style:style>
    <style:style style:name="P26" style:family="paragraph" style:parent-style-name="Standard">
      <style:paragraph-properties fo:margin-top="0.026cm" fo:margin-bottom="0cm" fo:line-height="0.423cm" fo:text-align="start" style:justify-single-word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.811cm" fo:margin-right="0.446cm" fo:line-height="110%" fo:text-align="start" style:justify-single-word="false" fo:text-indent="-0.635cm" style:auto-text-indent="false"/>
    </style:style>
    <style:style style:name="P28" style:family="paragraph" style:parent-style-name="Standard">
      <style:paragraph-properties fo:margin-left="0.811cm" fo:margin-right="1.536cm" fo:line-height="110%" fo:text-align="start" style:justify-single-word="false" fo:text-indent="-0.635cm" style:auto-text-indent="false"/>
    </style:style>
    <style:style style:name="P29" style:family="paragraph" style:parent-style-name="Standard">
      <style:paragraph-properties fo:margin-top="0.002cm" fo:margin-bottom="0cm" fo:line-height="0.459cm" fo:text-align="start" style:justify-single-word="false"/>
      <style:text-properties fo:font-size="13pt" style:font-size-asian="13pt" style:font-size-complex="13pt"/>
    </style:style>
    <style:style style:name="P30" style:family="paragraph" style:parent-style-name="Standard">
      <style:paragraph-properties fo:margin-top="0.014cm" fo:margin-bottom="0cm" fo:line-height="0.353cm" fo:text-align="start" style:justify-single-word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List_20_Paragraph" style:list-style-name="L1">
      <style:paragraph-properties fo:text-align="start" style:justify-single-word="false"/>
      <style:text-properties style:font-name="Times New Roman" fo:font-size="20pt" style:font-size-asian="20pt" style:font-name-complex="Times New Roman1" style:font-size-complex="20pt"/>
    </style:style>
    <style:style style:name="T1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2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3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4" style:family="text">
      <style:text-properties style:font-name="Times New Roman" fo:font-size="20pt" fo:font-weight="normal" style:font-name-asian="Times New Roman1" style:font-size-asian="20pt" style:font-weight-asian="normal" style:font-name-complex="Times New Roman1" style:font-size-complex="20pt" style:font-weight-complex="normal"/>
    </style:style>
    <style:style style:name="T5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6" style:family="text">
      <style:text-properties fo:font-size="18pt" style:font-name-asian="Times New Roman1" style:font-size-asian="18pt" style:font-size-complex="18pt"/>
    </style:style>
    <style:style style:name="T7" style:family="text">
      <style:text-properties style:font-name="Calibri" fo:font-size="18pt" style:font-name-asian="Calibri1" style:font-size-asian="18pt" style:font-name-complex="Calibri1" style:font-size-complex="18pt"/>
    </style:style>
    <style:style style:name="T8" style:family="text">
      <style:text-properties fo:font-variant="normal" fo:text-transform="none" fo:color="#222222" style:font-name="Arial1" fo:font-size="12pt" fo:letter-spacing="normal" fo:font-style="normal" fo:font-weight="normal" style:font-name-asian="Times New Roman1" style:font-size-asian="20pt" style:font-name-complex="Times New Roman1" style:font-size-complex="20pt"/>
    </style:style>
    <style:style style:name="T9" style:family="text">
      <style:text-properties fo:font-variant="normal" fo:text-transform="none" fo:color="#222222" style:font-name="Arial1" fo:font-size="12pt" fo:letter-spacing="normal" fo:font-style="normal" fo:font-weight="normal" style:font-name-asian="Calibri1" style:font-size-asian="18pt" style:font-name-complex="Calibri1" style:font-size-complex="18pt"/>
    </style:style>
    <style:style style:name="T10" style:family="text">
      <style:text-properties fo:font-size="10pt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AILY RECORDS</text:span></text:p>
      <text:p text:style-name="P10"/>
      <text:p text:style-name="P12"><text:span text:style-name="T5"><text:s text:c="2"/>Jan-28:</text:span></text:p>
      <text:p text:style-name="P14"/>
      <text:p text:style-name="P12"><text:span text:style-name="T7"><text:tab/><text:tab/>1. Browsed for</text:span><text:span text:style-name="T5"> IEEE papers and new ideas </text:span></text:p>
      <text:p text:style-name="P15"/>
      <text:list xml:id="list6899146111891807852" text:style-name="L1">
        <text:list-item>
          <text:list>
            <text:list-item>
              <text:list>
                <text:list-header>
                  <text:p text:style-name="P13"><text:span text:style-name="T7"><text:s text:c="12"/>2. decided my project domain to be cryptography</text:span></text:p>
                </text:list-header>
              </text:list>
            </text:list-item>
          </text:list>
          <text:p text:style-name="P32"><text:span text:style-name="T7">Jan-29:</text:span></text:p>
          <text:list>
            <text:list-item>
              <text:list>
                <text:list-item>
                  <text:list>
                    <text:list-item>
                      <text:p text:style-name="P1"><text:span text:style-name="T7">Browsed for</text:span><text:span text:style-name="T6"> cryptography related papers published on various journal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2"><text:span text:style-name="T5"><text:s text:c="2"/>Jan-30:</text:span></text:p>
      <text:p text:style-name="P18"/>
      <text:p text:style-name="P12"><text:span text:style-name="T7"><text:tab/><text:tab/>1. S</text:span><text:span text:style-name="T5">elected a topic “securing wireless communication”</text:span></text:p>
      <text:p text:style-name="P11"/>
      <text:p text:style-name="P12"><text:span text:style-name="T7"><text:tab/><text:tab/>2. </text:span><text:span text:style-name="T5">Browsed for current security issues with wireless <text:tab/><text:tab/> <text:s text:c="3"/>communication</text:span></text:p>
      <text:p text:style-name="P19"/>
      <text:p text:style-name="P12"><text:span text:style-name="T5"><text:s text:c="2"/>Feb-1:</text:span></text:p>
      <text:p text:style-name="P14"/>
      <text:p text:style-name="P12"><text:span text:style-name="T7"><text:tab/><text:tab/>1. </text:span><text:span text:style-name="T5">Read journal papers about wireless communication</text:span></text:p>
      <text:p text:style-name="P17"/>
      <text:p text:style-name="P12"><text:span text:style-name="T5"><text:s text:c="2"/>Feb-2:</text:span></text:p>
      <text:p text:style-name="P18"/>
      <text:p text:style-name="P20"><text:span text:style-name="T7"><text:tab/><text:tab/>1. </text:span><text:span text:style-name="T5">Received call from Biju sir(Intel) offering <text:tab/> <text:s text:c="3"/>internship</text:span></text:p>
      <text:p text:style-name="P21"/>
      <text:p text:style-name="P22"><text:span text:style-name="T7"><text:tab/><text:tab/>2. </text:span><text:span text:style-name="T5">Had discussion on the topic “simulation and <text:tab/> <text:s/><text:tab/> <text:s text:c="3"/>analysis of deep learning network for parallel <text:s text:c="4"/><text:tab/> <text:s text:c="3"/>hardware implementation”</text:span></text:p>
      <text:p text:style-name="P12"><text:span text:style-name="T5"><text:s text:c="2"/>Feb-3:</text:span></text:p>
      <text:p text:style-name="P24"/>
      <text:p text:style-name="P25"><text:span text:style-name="T7"><text:tab/><text:tab/>1. </text:span><text:span text:style-name="T5">Read about parallel hardware implementations <text:s text:c="5"/><text:tab/> <text:s text:c="3"/>such as systolic arrays <text:s text:c="2"/></text:span><text:span text:style-name="T10"><text:tab/></text:span></text:p>
      <text:p text:style-name="P12"><text:span text:style-name="T7"><text:tab/><text:tab/>2. </text:span><text:span text:style-name="T5">read about python modules(multiprocessing <text:tab/> <text:s text:c="3"/><text:tab/><text:tab/> <text:s text:c="3"/>module) to achieve parallel <text:s/>implementation<text:tab/><text:tab/><text:tab/> <text:s text:c="6"/><text:tab/><text:tab/><text:tab/><text:tab/></text:span></text:p>
      <text:p text:style-name="P17"><text:soft-page-break/></text:p>
      <text:p text:style-name="P12"><text:span text:style-name="T5"><text:s text:c="4"/>Feb-4 :</text:span></text:p>
      <text:p text:style-name="P26"/>
      <text:p text:style-name="P12"><text:span text:style-name="T7"><text:tab/><text:tab/>1.</text:span><text:span text:style-name="T5">Experimented small programs to achieve parallel <text:s/><text:tab/> <text:s text:c="10"/>execution with multi processing module</text:span></text:p>
      <text:p text:style-name="P12"><text:span text:style-name="T5"><text:s text:c="3"/>Feb-5:</text:span></text:p>
      <text:p text:style-name="P12"><text:span text:style-name="T5"><text:tab/><text:tab/>1.Had discussion with Biju sir about how we can <text:tab/><text:tab/><text:tab/> <text:s text:c="2"/>perform the analysis of deep learning algorithm</text:span></text:p>
      <text:p text:style-name="P12"><text:span text:style-name="T5"><text:tab/><text:tab/>2.decided the deep learning problem to be a sound <text:s text:c="3"/><text:tab/> <text:s text:c="10"/>recognition algorithm </text:span></text:p>
      <text:p text:style-name="P12"><text:span text:style-name="T5"><text:tab/>Feb-6:</text:span></text:p>
      <text:p text:style-name="P12"><text:span text:style-name="T5"><text:tab/><text:tab/>1.read some existing papers on parallel <text:tab/><text:tab/> <text:s text:c="3"/><text:tab/><text:tab/> <text:s text:c="10"/>implementation of deep learning algorithm</text:span></text:p>
      <text:p text:style-name="P12"><text:span text:style-name="T5"><text:tab/><text:tab/>2.got the overall idea about how the proposed system <text:s text:c="3"/><text:tab/> <text:s text:c="10"/>will look like</text:span></text:p>
      <text:p text:style-name="P12"><text:span text:style-name="T5"><text:tab/>Feb-7:</text:span></text:p>
      <text:p text:style-name="P12"><text:span text:style-name="T5"><text:tab/><text:tab/>1.started preparation for initial presentation</text:span></text:p>
      <text:p text:style-name="P12"><text:span text:style-name="T5"><text:tab/><text:tab/>2.Read more about ANN-HNN algorithm</text:span></text:p>
      <text:p text:style-name="P12"><text:span text:style-name="T5"><text:s text:c="3"/></text:span></text:p>
      <text:p text:style-name="P12"><text:span text:style-name="T5"><text:s text:c="3"/>Feb-8:</text:span></text:p>
      <text:p text:style-name="P12"><text:span text:style-name="T5"><text:tab/><text:tab/>1.experimented some existing deep learning <text:tab/><text:tab/><text:tab/><text:tab/> <text:s text:c="2"/>algorithms using python</text:span></text:p>
      <text:p text:style-name="P12"><text:span text:style-name="T5"><text:tab/><text:tab/>2.read more about some deep learning algorithms</text:span></text:p>
      <text:p text:style-name="P12"><text:span text:style-name="T5"><text:tab/><text:tab/>3.read more about systolic array architecture</text:span></text:p>
      <text:p text:style-name="P12"><text:span text:style-name="T5"><text:s text:c="3"/></text:span></text:p>
      <text:p text:style-name="P12"><text:span text:style-name="T5"><text:tab/>Feb-9:</text:span></text:p>
      <text:p text:style-name="P12"><text:span text:style-name="T5"><text:tab/><text:tab/>1.experimented some existing deep learning <text:tab/><text:tab/><text:tab/><text:tab/> <text:s text:c="2"/>algorithms using python</text:span></text:p>
      <text:p text:style-name="P12"><text:span text:style-name="T5"><text:tab/>Feb-10:</text:span></text:p>
      <text:p text:style-name="P12"><text:span text:style-name="T5"><text:tab/><text:tab/>1.read some journal papers on gpu and cpu <text:tab/> <text:s/><text:tab/><text:tab/><text:tab/> <text:s text:c="2"/>implementations of deep learning algorithm.</text:span></text:p>
      <text:p text:style-name="P5"><text:span text:style-name="T7"><text:tab/></text:span></text:p>
      <text:p text:style-name="P4"><text:span text:style-name="T7"><text:tab/></text:span><text:span text:style-name="T5">Feb-11:</text:span></text:p>
      <text:p text:style-name="P4"><text:span text:style-name="T7"><text:tab/><text:tab/>1.</text:span><text:span text:style-name="T5">Had a discussion with Sheera miss about the topic</text:span></text:p>
      <text:p text:style-name="P2"><text:span text:style-name="T7"><text:tab/><text:tab/>2.Develop</text:span><text:span text:style-name="T5">ed a rough design of the proposed system</text:span></text:p>
      <text:p text:style-name="P27"><text:span text:style-name="T7"><text:tab/><text:tab/><text:tab/>3.</text:span><text:span text:style-name="T5">read some published papers from popular <text:tab/><text:tab/><text:tab/><text:tab/> <text:s text:c="2"/>universities and gained some knowledge about </text:span></text:p>
      <text:p text:style-name="P27"><text:span text:style-name="T5"><text:tab/><text:tab/><text:tab/> <text:s text:c="2"/>various packages that ease the design of deep <text:s text:c="5"/><text:tab/> <text:s text:c="10"/>learning algorithms in python </text:span></text:p>
      <text:p text:style-name="P23"/>
      <text:p text:style-name="P2"><text:span text:style-name="T5"><text:s text:c="2"/><text:tab/>Feb-12:</text:span></text:p>
      <text:p text:style-name="P14"/>
      <text:p text:style-name="P2"><text:span text:style-name="T7"><text:tab/><text:tab/>1.</text:span><text:span text:style-name="T5">Read some tutorials on theano package</text:span></text:p>
      <text:p text:style-name="P16"><text:span text:style-name="T7"/></text:p>
      <text:p text:style-name="P2"><text:span text:style-name="T5"><text:s text:c="2"/><text:tab/>Feb-13:</text:span></text:p>
      <text:p text:style-name="P14"/>
      <text:p text:style-name="P28"><text:span text:style-name="T7"><text:tab/><text:tab/><text:tab/>1.</text:span><text:span text:style-name="T5">Experimented small programs using theano <text:s text:c="2"/><text:tab/><text:tab/> <text:s text:c="2"/>package</text:span></text:p>
      <text:p text:style-name="P23"/>
      <text:p text:style-name="P2"><text:span text:style-name="T5"><text:s text:c="5"/>Feb-14:</text:span></text:p>
      <text:p text:style-name="P14"/>
      <text:p text:style-name="P2"><text:span text:style-name="T7"><text:tab/> <text:s text:c="8"/>1.</text:span><text:span text:style-name="T4">did my initial presention</text:span></text:p>
      <text:p text:style-name="P15"/>
      <text:p text:style-name="P2"><text:span text:style-name="T7"><text:s text:c="5"/></text:span><text:span text:style-name="T5">Feb-15:</text:span><text:span text:style-name="T7"> <text:s text:c="11"/></text:span></text:p>
      <text:p text:style-name="P29"><text:tab/><text:tab/></text:p>
      <text:p text:style-name="P2"><text:span text:style-name="T5"><text:s/><text:tab/><text:tab/></text:span><text:span text:style-name="T7">1.planned the work to be divided into different <text:tab/><text:tab/><text:tab/> <text:s text:c="2"/>stages(</text:span><text:span text:style-name="T9">implementing a standard deep learning <text:tab/><text:tab/> <text:s text:c="3"/><text:tab/> <text:s/><text:tab/><text:tab/><text:tab/>network</text:span><text:span text:style-name="T7"> ,</text:span><text:span text:style-name="T9">instrumenting the code and collecting the <text:tab/><text:tab/><text:tab/><text:tab/><text:tab/>statistics</text:span><text:span text:style-name="T7"> ,</text:span><text:span text:style-name="T9">developing the visualizer for the statistics <text:tab/><text:tab/><text:tab/><text:tab/><text:tab/>obtained</text:span><text:span text:style-name="T7"> )</text:span></text:p>
      <text:p text:style-name="P31"><text:span text:style-name="T5"><text:tab/><text:tab/>2.</text:span><text:span text:style-name="T1">started the initial step of the <text:s/><text:tab/><text:tab/><text:tab/><text:tab/><text:tab/> <text:s text:c="9"/>project(implementing a standard deep learning <text:s text:c="4"/><text:tab/><text:tab/> <text:s text:c="2"/>network)</text:span><text:span text:style-name="T8"> </text:span><text:span text:style-name="T1"><text:tab/><text:tab/><text:tab/><text:tab/><text:tab/> <text:s text:c="8"/></text:span></text:p>
      <text:p text:style-name="P9"><text:span text:style-name="T5"><text:s text:c="3"/>Feb-16:</text:span><text:span text:style-name="T7"> </text:span></text:p>
      <text:p text:style-name="P6"><text:span text:style-name="T7"><text:tab/><text:tab/>1</text:span><text:span text:style-name="T5">.Browsed for similar opensource projects</text:span><text:span text:style-name="T1"> <text:s/><text:tab/><text:tab/><text:tab/><text:tab/>2.</text:span><text:span text:style-name="T5">Watched <text:s/>some YouTube tutorials </text:span></text:p>
      <text:p text:style-name="P6"/>
      <text:p text:style-name="P6"><text:span text:style-name="T5"><text:s text:c="4"/>Feb-17:</text:span><text:span text:style-name="T7"> </text:span></text:p>
      <text:p text:style-name="P6"><text:tab/><text:tab/><text:span text:style-name="T7">1</text:span><text:span text:style-name="T5">.Experimented the data flow of some opensource <text:tab/><text:tab/> <text:s text:c="2"/>projects</text:span><text:span text:style-name="T1"> on deep learning.</text:span></text:p>
      <text:p text:style-name="P6"><text:span text:style-name="T5"><text:s text:c="4"/>Feb-18:</text:span><text:span text:style-name="T7"> </text:span></text:p>
      <text:p text:style-name="P6"><text:span text:style-name="T5"><text:tab/><text:tab/>1.Watched <text:s/>some YouTube tutorials on sound <text:tab/><text:tab/><text:tab/> <text:s text:c="3"/>recognition algorithms</text:span></text:p>
      <text:p text:style-name="P6"><text:span text:style-name="T5"><text:s text:c="4"/>Feb-19:</text:span><text:span text:style-name="T7"> </text:span></text:p>
      <text:p text:style-name="P6"><text:span text:style-name="T5"><text:tab/><text:tab/>1.read some tutorials on sound recognition <text:tab/><text:tab/> <text:s text:c="8"/><text:tab/><text:tab/> <text:s text:c="2"/>algorithms </text:span></text:p>
      <text:p text:style-name="P6"><text:span text:style-name="T5"><text:s text:c="2"/>Feb-20:</text:span><text:span text:style-name="T7"> </text:span></text:p>
      <text:p text:style-name="P6"><text:span text:style-name="T5"><text:tab/><text:tab/>1.Watched <text:s/>some YouTube tutorials on sound <text:tab/><text:tab/><text:tab/> <text:s text:c="3"/>recognition algorithms</text:span></text:p>
      <text:p text:style-name="P6"><text:span text:style-name="T5"><text:tab/><text:tab/>2.read some tutorials on sound recognition <text:tab/><text:tab/> <text:s text:c="8"/><text:tab/><text:tab/> <text:s text:c="2"/>algorithms </text:span></text:p>
      <text:p text:style-name="P15"/>
      <text:p text:style-name="P6"><text:span text:style-name="T5"><text:s/>Feb-21:</text:span><text:span text:style-name="T7"> </text:span></text:p>
      <text:p text:style-name="P6"><text:span text:style-name="T5"><text:tab/><text:tab/>1.Watched <text:s/>some YouTube tutorials on sound <text:tab/><text:tab/><text:tab/> <text:s text:c="3"/>recognition algorithms</text:span></text:p>
      <text:p text:style-name="P7"><text:span text:style-name="T5"><text:tab/><text:tab/>2.read some tutorials on sound recognition <text:tab/><text:tab/> <text:s text:c="8"/><text:tab/><text:tab/> <text:s text:c="2"/>algorithms </text:span></text:p>
      <text:p text:style-name="P7"><text:span text:style-name="T5"><text:tab/><text:tab/>3.The number of communications between cores <text:tab/><text:tab/> <text:s text:c="9"/>while executing the program can be calculated by <text:s text:c="5"/><text:tab/> <text:s text:c="9"/>finding the number of buffer reads and buffer <text:tab/><text:tab/><text:tab/> <text:s/>writes</text:span></text:p>
      <text:p text:style-name="P6"><text:span text:style-name="T5"><text:s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>Feb-22:</text:span><text:span text:style-name="T7"> </text:span></text:p>
      <text:p text:style-name="P6"><text:span text:style-name="T5"><text:tab/><text:tab/>1.tried to experiment a program to calculate the <text:tab/><text:tab/><text:tab/> <text:s text:c="2"/>number of buffer reads and writes inorder to <text:tab/><text:tab/> <text:s text:c="3"/><text:tab/> <text:s text:c="2"/>calculate the a communications between cores <text:s text:c="4"/><text:tab/><text:tab/> <text:s text:c="2"/>while executing a parallelised algorithm.</text:span></text:p>
      <text:p text:style-name="P6"><text:span text:style-name="T5"><text:tab/><text:tab/> <text:s text:c="2"/></text:span></text:p>
      <text:p text:style-name="P6"><text:span text:style-name="T5">Feb-23:</text:span></text:p>
      <text:p text:style-name="P6"><text:span text:style-name="T5"><text:tab/><text:tab/>1.tried to experiment a program to calculate the <text:tab/><text:tab/><text:tab/> <text:s text:c="2"/>number of buffer reads and writes inorder to <text:tab/><text:tab/> <text:s text:c="3"/><text:tab/> <text:s text:c="2"/>calculate the a communications between cores <text:s text:c="4"/><text:tab/><text:tab/> <text:s text:c="2"/>while executing a parallelised algorithm.</text:span></text:p>
      <text:p text:style-name="P6"><text:span text:style-name="T5">Feb-24:</text:span></text:p>
      <text:p text:style-name="P6"><text:span text:style-name="T5"><text:tab/><text:tab/></text:span><text:span text:style-name="T7">1</text:span><text:span text:style-name="T5">.Browsed for similar opensource projects</text:span><text:span text:style-name="T1"> <text:s/><text:tab/><text:tab/><text:tab/><text:tab/>2.</text:span><text:span text:style-name="T5">Watched <text:s/>some YouTube tutorials <text:tab/><text:tab/> <text:s text:c="2"/></text:span></text:p>
      <text:p text:style-name="P14"/>
      <text:p text:style-name="P6"><text:span text:style-name="T5">Feb-25:</text:span></text:p>
      <text:p text:style-name="P8"><text:span text:style-name="T5"><text:tab/><text:tab/>1.tried to experiment a program to calculate the <text:tab/><text:tab/><text:tab/> <text:s text:c="2"/>number of buffer reads and writes inorder to <text:tab/><text:tab/> <text:s text:c="3"/><text:tab/> <text:s text:c="2"/>calculate the a communications between cores <text:s text:c="4"/><text:tab/><text:tab/> <text:s text:c="2"/>while executing a parallelised algorithm.</text:span></text:p>
      <text:p text:style-name="P30"/>
      <text:p text:style-name="P2"><text:span text:style-name="T5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pple-system" svg:font-family="apple-system, BlinkMacSystemFont, 'Segoe UI', Helvetica, Arial, sans-serif, 'Apple Color Emoji', 'Segoe UI Emoji', 'Segoe UI Symbol'"/>
    <style:font-face style:name="Arial3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 fo:font-size="12pt" style:font-size-asian="12pt" style:font-name-complex="F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style:font-name="Calibri" fo:font-size="12pt" fo:font-style="italic" style:font-size-asian="12pt" style:font-style-asian="italic" style:font-name-complex="F" style:font-size-complex="12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name-complex="F" style:font-size-complex="11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F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F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F" style:font-size-complex="11pt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34cm" fo:margin-bottom="0.494cm" fo:margin-left="2.364cm" fo:margin-right="2.787cm" style:writing-mode="lr-tb" style:layout-grid-color="#c0c0c0" style:layout-grid-lines="2501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34cm" fo:margin-bottom="0.494cm" fo:margin-left="2.999cm" fo:margin-right="2.364cm" style:writing-mode="lr-tb" style:layout-grid-color="#c0c0c0" style:layout-grid-lines="2501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469cm" fo:margin-bottom="0.494cm" fo:margin-left="2.999cm" fo:margin-right="2.54cm" style:writing-mode="lr-tb" style:layout-grid-color="#c0c0c0" style:layout-grid-lines="2497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document-statistic meta:table-count="0" meta:image-count="0" meta:object-count="0" meta:page-count="5" meta:paragraph-count="80" meta:word-count="514" meta:character-count="4264"/>
    <dc:date>2019-02-26T05:34:28.57</dc:date>
    <dc:creator>TKMCE </dc:cre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